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38cm"/>
    </style:style>
    <style:style style:name="co2" style:family="table-column">
      <style:table-column-properties fo:break-before="auto" style:column-width="0.526cm"/>
    </style:style>
    <style:style style:name="co3" style:family="table-column">
      <style:table-column-properties fo:break-before="auto" style:column-width="1.401cm"/>
    </style:style>
    <style:style style:name="co4" style:family="table-column">
      <style:table-column-properties fo:break-before="auto" style:column-width="1.01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882cm"/>
    </style:style>
    <style:style style:name="co7" style:family="table-column">
      <style:table-column-properties fo:break-before="auto" style:column-width="1.729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41"/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ffff99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中奖</text:p>
          </table:table-cell>
          <table:table-cell office:value-type="string" calcext:value-type="string">
            <text:p>平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中奖</text:p>
          </table:table-cell>
          <table:table-cell office:value-type="string" calcext:value-type="string">
            <text:p>平均</text:p>
          </table:table-cell>
          <table:table-cell/>
        </table:table-row>
        <table:table-row table:style-name="ro1">
          <table:table-cell table:style-name="ce1" office:value-type="time" office:time-value="PT10H00M00S" calcext:value-type="time">
            <text:p>10:00:00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`09133</text:p>
          </table:table-cell>
          <table:table-cell table:style-name="ce3" office:value-type="float" office:value="33" calcext:value-type="float">
            <text:p>33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36586</text:p>
          </table:table-cell>
          <table:table-cell table:style-name="ce3" office:value-type="float" office:value="38" calcext:value-type="float">
            <text:p>38</text:p>
          </table:table-cell>
          <table:table-cell table:style-name="ce3"/>
        </table:table-row>
        <table:table-row table:style-name="ro1">
          <table:table-cell table:style-name="ce1" office:value-type="time" office:time-value="PT10H10M00S" calcext:value-type="time">
            <text:p>10:10: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235" calcext:value-type="float">
            <text:p>81235</text:p>
          </table:table-cell>
          <table:table-cell table:style-name="ce3" office:value-type="float" office:value="56" calcext:value-type="float">
            <text:p>5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17508</text:p>
          </table:table-cell>
          <table:table-cell table:style-name="ce3" office:value-type="float" office:value="37" calcext:value-type="float">
            <text:p>37</text:p>
          </table:table-cell>
          <table:table-cell table:style-name="ce3"/>
        </table:table-row>
        <table:table-row table:style-name="ro1">
          <table:table-cell table:style-name="ce1" office:value-type="time" office:time-value="PT10H20M00S" calcext:value-type="time">
            <text:p>10:20:0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039" calcext:value-type="float">
            <text:p>60039</text:p>
          </table:table-cell>
          <table:table-cell table:style-name="ce3" office:value-type="float" office:value="51" calcext:value-type="float">
            <text:p>5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98621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</table:table-row>
        <table:table-row table:style-name="ro1">
          <table:table-cell table:style-name="ce1" office:value-type="time" office:time-value="PT10H30M00S" calcext:value-type="time">
            <text:p>10:30: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7815" calcext:value-type="float">
            <text:p>97815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number-columns-repeated="2"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74590</text:p>
          </table:table-cell>
          <table:table-cell table:style-name="ce3" office:value-type="float" office:value="51" calcext:value-type="float">
            <text:p>51</text:p>
          </table:table-cell>
          <table:table-cell table:style-name="ce3"/>
        </table:table-row>
        <table:table-row table:style-name="ro1">
          <table:table-cell table:style-name="ce1" office:value-type="time" office:time-value="PT10H40M00S" calcext:value-type="time">
            <text:p>10:40: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767" calcext:value-type="float">
            <text:p>38767</text:p>
          </table:table-cell>
          <table:table-cell table:style-name="ce3" office:value-type="float" office:value="37" calcext:value-type="float">
            <text:p>37</text:p>
          </table:table-cell>
          <table: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07178</text:p>
          </table:table-cell>
          <table:table-cell table:style-name="ce3" office:value-type="float" office:value="51" calcext:value-type="float">
            <text:p>51</text:p>
          </table:table-cell>
          <table:table-cell table:style-name="ce3"/>
        </table:table-row>
        <table:table-row table:style-name="ro1">
          <table:table-cell table:style-name="ce1" office:value-type="time" office:time-value="PT10H50M00S" calcext:value-type="time">
            <text:p>10:50: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`09696</text:p>
          </table:table-cell>
          <table:table-cell table:style-name="ce3" office:value-type="float" office:value="42" calcext:value-type="float">
            <text:p>42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10412</text:p>
          </table:table-cell>
          <table:table-cell table:style-name="ce3" office:value-type="float" office:value="44" calcext:value-type="float">
            <text:p>44</text:p>
          </table:table-cell>
          <table:table-cell table:style-name="ce3"/>
        </table:table-row>
        <table:table-row table:style-name="ro1">
          <table:table-cell table:style-name="ce1" office:value-type="time" office:time-value="PT11H00M00S" calcext:value-type="time">
            <text:p>11:00:00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91601" calcext:value-type="float">
            <text:p>91601</text:p>
          </table:table-cell>
          <table:table-cell table:style-name="ce3" office:value-type="float" office:value="62" calcext:value-type="float">
            <text:p>6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90775</text:p>
          </table:table-cell>
          <table:table-cell table:style-name="ce3" office:value-type="float" office:value="42" calcext:value-type="float">
            <text:p>42</text:p>
          </table:table-cell>
          <table:table-cell table:style-name="ce3"/>
        </table:table-row>
        <table:table-row table:style-name="ro1">
          <table:table-cell table:style-name="ce1" office:value-type="time" office:time-value="PT11H10M00S" calcext:value-type="time">
            <text:p>11:10: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077" calcext:value-type="float">
            <text:p>38077</text:p>
          </table:table-cell>
          <table:table-cell table:style-name="ce3" office:value-type="float" office:value="47" calcext:value-type="float">
            <text:p>47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86372</text:p>
          </table:table-cell>
          <table:table-cell table:style-name="ce3" office:value-type="float" office:value="34" calcext:value-type="float">
            <text:p>34</text:p>
          </table:table-cell>
          <table:table-cell table:style-name="ce3"/>
        </table:table-row>
        <table:table-row table:style-name="ro1">
          <table:table-cell table:style-name="ce1" office:value-type="time" office:time-value="PT11H20M00S" calcext:value-type="time">
            <text:p>11:20: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14" calcext:value-type="float">
            <text:p>45914</text:p>
          </table:table-cell>
          <table:table-cell table:style-name="ce3" office:value-type="float" office:value="41" calcext:value-type="float">
            <text:p>41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68971</text:p>
          </table:table-cell>
          <table:table-cell table:style-name="ce3" office:value-type="float" office:value="45" calcext:value-type="float">
            <text:p>45</text:p>
          </table:table-cell>
          <table:table-cell table:style-name="ce3"/>
        </table:table-row>
        <table:table-row table:style-name="ro1">
          <table:table-cell table:style-name="ce1" office:value-type="time" office:time-value="PT11H30M00S" calcext:value-type="time">
            <text:p>11:30: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911" calcext:value-type="float">
            <text:p>54911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11571</text:p>
          </table:table-cell>
          <table:table-cell table:style-name="ce3" office:value-type="float" office:value="55" calcext:value-type="float">
            <text:p>55</text:p>
          </table:table-cell>
          <table:table-cell table:style-name="ce3"/>
        </table:table-row>
        <table:table-row table:style-name="ro1">
          <table:table-cell table:style-name="ce1" office:value-type="time" office:time-value="PT11H40M00S" calcext:value-type="time">
            <text:p>11:40: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7" calcext:value-type="float">
            <text:p>7</text:p>
          </table:table-cell>
          <table:table-cell table:style-name="ce3" office:value-type="float" office:value="47078" calcext:value-type="float">
            <text:p>47078</text:p>
          </table:table-cell>
          <table:table-cell table:style-name="ce3" office:value-type="float" office:value="58" calcext:value-type="float">
            <text:p>58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78290</text:p>
          </table:table-cell>
          <table:table-cell table:style-name="ce3" office:value-type="float" office:value="41" calcext:value-type="float">
            <text:p>41</text:p>
          </table:table-cell>
          <table:table-cell table:style-name="ce3"/>
        </table:table-row>
        <table:table-row table:style-name="ro1">
          <table:table-cell table:style-name="ce1" office:value-type="time" office:time-value="PT11H50M00S" calcext:value-type="time">
            <text:p>11:50: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303" calcext:value-type="float">
            <text:p>70303</text:p>
          </table:table-cell>
          <table:table-cell table:style-name="ce3" office:value-type="float" office:value="43" calcext:value-type="float">
            <text:p>43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71547</text:p>
          </table:table-cell>
          <table:table-cell table:style-name="ce3" office:value-type="float" office:value="52" calcext:value-type="float">
            <text:p>52</text:p>
          </table:table-cell>
          <table:table-cell table:style-name="ce3"/>
        </table:table-row>
        <table:table-row table:style-name="ro1">
          <table:table-cell table:style-name="ce1" office:value-type="time" office:time-value="PT12H00M00S" calcext:value-type="time">
            <text:p>12:00:00</text:p>
          </table:table-cell>
          <table:table-cell table:style-name="ce3" table:number-columns-repeated="23"/>
          <table:table-cell table:style-name="ce5"/>
          <table:table-cell table:style-name="ce3" table:number-columns-repeated="2"/>
        </table:table-row>
        <table:table-row table:style-name="ro1">
          <table:table-cell table:style-name="ce1" office:value-type="time" office:time-value="PT12H10M00S" calcext:value-type="time">
            <text:p>12:1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2H20M00S" calcext:value-type="time">
            <text:p>12:2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2H30M00S" calcext:value-type="time">
            <text:p>12:3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2H40M00S" calcext:value-type="time">
            <text:p>12:4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2H50M00S" calcext:value-type="time">
            <text:p>12:5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3H00M00S" calcext:value-type="time">
            <text:p>13:0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3H10M00S" calcext:value-type="time">
            <text:p>13:1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3H20M00S" calcext:value-type="time">
            <text:p>13:2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3H30M00S" calcext:value-type="time">
            <text:p>13:3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3H40M00S" calcext:value-type="time">
            <text:p>13:4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3H50M00S" calcext:value-type="time">
            <text:p>13:5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4H00M00S" calcext:value-type="time">
            <text:p>14:0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4H10M00S" calcext:value-type="time">
            <text:p>14:1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4H20M00S" calcext:value-type="time">
            <text:p>14:2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4H30M00S" calcext:value-type="time">
            <text:p>14:3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4H40M00S" calcext:value-type="time">
            <text:p>14:4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4H50M00S" calcext:value-type="time">
            <text:p>14:5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5H00M00S" calcext:value-type="time">
            <text:p>15:0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5H10M00S" calcext:value-type="time">
            <text:p>15:1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5H20M00S" calcext:value-type="time">
            <text:p>15:2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5H30M00S" calcext:value-type="time">
            <text:p>15:3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5H40M00S" calcext:value-type="time">
            <text:p>15:4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5H50M00S" calcext:value-type="time">
            <text:p>15:5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6H00M00S" calcext:value-type="time">
            <text:p>16:0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6H10M00S" calcext:value-type="time">
            <text:p>16:1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6H20M00S" calcext:value-type="time">
            <text:p>16:2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6H30M00S" calcext:value-type="time">
            <text:p>16:3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6H40M00S" calcext:value-type="time">
            <text:p>16:4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6H50M00S" calcext:value-type="time">
            <text:p>16:5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7H00M00S" calcext:value-type="time">
            <text:p>17:0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7H10M00S" calcext:value-type="time">
            <text:p>17:1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7H20M00S" calcext:value-type="time">
            <text:p>17:2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7H30M00S" calcext:value-type="time">
            <text:p>17:3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7H40M00S" calcext:value-type="time">
            <text:p>17:4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7H50M00S" calcext:value-type="time">
            <text:p>17:5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8H00M00S" calcext:value-type="time">
            <text:p>18:0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8H10M00S" calcext:value-type="time">
            <text:p>18:1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8H20M00S" calcext:value-type="time">
            <text:p>18:2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8H30M00S" calcext:value-type="time">
            <text:p>18:3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8H40M00S" calcext:value-type="time">
            <text:p>18:4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8H50M00S" calcext:value-type="time">
            <text:p>18:5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9H00M00S" calcext:value-type="time">
            <text:p>19:0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9H10M00S" calcext:value-type="time">
            <text:p>19:1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9H20M00S" calcext:value-type="time">
            <text:p>19:2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9H30M00S" calcext:value-type="time">
            <text:p>19:3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9H40M00S" calcext:value-type="time">
            <text:p>19:4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19H50M00S" calcext:value-type="time">
            <text:p>19:5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0H00M00S" calcext:value-type="time">
            <text:p>20:0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0H10M00S" calcext:value-type="time">
            <text:p>20:1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0H20M00S" calcext:value-type="time">
            <text:p>20:2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0H30M00S" calcext:value-type="time">
            <text:p>20:3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0H40M00S" calcext:value-type="time">
            <text:p>20:4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0H50M00S" calcext:value-type="time">
            <text:p>20:5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1H00M00S" calcext:value-type="time">
            <text:p>21:0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1H10M00S" calcext:value-type="time">
            <text:p>21:1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1H20M00S" calcext:value-type="time">
            <text:p>21:2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1H30M00S" calcext:value-type="time">
            <text:p>21:3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1H40M00S" calcext:value-type="time">
            <text:p>21:4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1H50M00S" calcext:value-type="time">
            <text:p>21:5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2H00M00S" calcext:value-type="time">
            <text:p>22:0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2H10M00S" calcext:value-type="time">
            <text:p>22:1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2H20M00S" calcext:value-type="time">
            <text:p>22:2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2H30M00S" calcext:value-type="time">
            <text:p>22:3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2H40M00S" calcext:value-type="time">
            <text:p>22:4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2H50M00S" calcext:value-type="time">
            <text:p>22:5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3H00M00S" calcext:value-type="time">
            <text:p>23:0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3H10M00S" calcext:value-type="time">
            <text:p>23:1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3H20M00S" calcext:value-type="time">
            <text:p>23:2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3H30M00S" calcext:value-type="time">
            <text:p>23:3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3H40M00S" calcext:value-type="time">
            <text:p>23:4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3H50M00S" calcext:value-type="time">
            <text:p>23:5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4H00M00S" calcext:value-type="time">
            <text:p>00:0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4H10M00S" calcext:value-type="time">
            <text:p>00:1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4H20M00S" calcext:value-type="time">
            <text:p>00:2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4H30M00S" calcext:value-type="time">
            <text:p>00:3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4H40M00S" calcext:value-type="time">
            <text:p>00:4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4H50M00S" calcext:value-type="time">
            <text:p>00:5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5H00M00S" calcext:value-type="time">
            <text:p>01:0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5H10M00S" calcext:value-type="time">
            <text:p>01:1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5H20M00S" calcext:value-type="time">
            <text:p>01:2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5H30M00S" calcext:value-type="time">
            <text:p>01:3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5H40M00S" calcext:value-type="time">
            <text:p>01:4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5H50M00S" calcext:value-type="time">
            <text:p>01:50:00</text:p>
          </table:table-cell>
          <table:table-cell table:number-columns-repeated="26"/>
        </table:table-row>
        <table:table-row table:style-name="ro1">
          <table:table-cell table:style-name="ce1" office:value-type="time" office:time-value="PT26H00M00S" calcext:value-type="time">
            <text:p>02:00:00</text:p>
          </table:table-cell>
          <table:table-cell table:number-columns-repeated="26"/>
        </table:table-row>
        <table:table-row table:style-name="ro1" table:number-rows-repeated="104847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工作表2" table:style-name="ta1">
        <table:table-column table:style-name="co5" table:default-cell-style-name="Default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4" table:number-columns-repeated="3" table:default-cell-style-name="ce6"/>
        <table:table-column table:style-name="co5" table:number-columns-repeated="6" table:default-cell-style-name="ce6"/>
        <table:table-row table:style-name="ro2"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B-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-1</text:p>
          </table:table-cell>
          <table:table-cell office:value-type="string" calcext:value-type="string">
            <text:p>MI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Times</text:p>
          </table:table-cell>
          <table:table-cell table:number-columns-repeated="6"/>
        </table:table-row>
        <table:table-row table:style-name="ro1">
          <table:table-cell table:style-name="ce1" office:value-type="time" office:time-value="PT10H00M00S" calcext:value-type="time">
            <text:p>10:00:00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0H10M00S" calcext:value-type="time">
            <text:p>10:10:00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0H20M00S" calcext:value-type="time">
            <text:p>10:20:00</text:p>
          </table:table-cell>
          <table:table-cell table:number-columns-repeated="5"/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0H30M00S" calcext:value-type="time">
            <text:p>10:30:0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0H40M00S" calcext:value-type="time">
            <text:p>10:40:00</text:p>
          </table:table-cell>
          <table:table-cell table:number-columns-repeated="5"/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/3</text:p>
          </table:table-cell>
          <table:table-cell table:number-columns-repeated="6"/>
        </table:table-row>
        <table:table-row table:style-name="ro1">
          <table:table-cell table:style-name="ce1" office:value-type="time" office:time-value="PT10H50M00S" calcext:value-type="time">
            <text:p>10:50:00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7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不或2 中</text:p>
          </table:table-cell>
          <table:table-cell table:number-columns-repeated="5"/>
        </table:table-row>
        <table:table-row table:style-name="ro1">
          <table:table-cell table:style-name="ce1" office:value-type="time" office:time-value="PT11H00M00S" calcext:value-type="time">
            <text:p>11:00:00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/3</text:p>
          </table:table-cell>
          <table:table-cell table:number-columns-repeated="6"/>
        </table:table-row>
        <table:table-row table:style-name="ro1">
          <table:table-cell table:style-name="ce1" office:value-type="time" office:time-value="PT11H10M00S" calcext:value-type="time">
            <text:p>11:10:00</text:p>
          </table:table-cell>
          <table:table-cell/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1H20M00S" calcext:value-type="time">
            <text:p>11:20: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7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6"/>
        </table:table-row>
        <table:table-row table:style-name="ro1">
          <table:table-cell table:style-name="ce1" office:value-type="time" office:time-value="PT11H30M00S" calcext:value-type="time">
            <text:p>11:30:00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style-name="ce7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1H40M00S" calcext:value-type="time">
            <text:p>11:40:00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1H50M00S" calcext:value-type="time">
            <text:p>11:50:00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2"/>
          <table:table-cell table:style-name="ce7" office:value-type="string" calcext:value-type="string">
            <text:p>2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2H00M00S" calcext:value-type="time">
            <text:p>12:00:00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/3</text:p>
          </table:table-cell>
          <table:table-cell table:number-columns-repeated="6"/>
        </table:table-row>
        <table:table-row table:style-name="ro1">
          <table:table-cell table:style-name="ce1" office:value-type="time" office:time-value="PT12H10M00S" calcext:value-type="time">
            <text:p>12:10:00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2H20M00S" calcext:value-type="time">
            <text:p>12:20:00</text:p>
          </table:table-cell>
          <table:table-cell table:number-columns-repeated="5"/>
          <table:table-cell table:style-name="ce7" office:value-type="string" calcext:value-type="string">
            <text:p>2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2H30M00S" calcext:value-type="time">
            <text:p>12:30:00</text:p>
          </table:table-cell>
          <table:table-cell table:number-columns-repeated="5"/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/3</text:p>
          </table:table-cell>
          <table:table-cell table:number-columns-repeated="6"/>
        </table:table-row>
        <table:table-row table:style-name="ro1">
          <table:table-cell table:style-name="ce1" office:value-type="time" office:time-value="PT12H40M00S" calcext:value-type="time">
            <text:p>12:40:00</text:p>
          </table:table-cell>
          <table:table-cell table:number-columns-repeated="3"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1">
          <table:table-cell table:style-name="ce1" office:value-type="time" office:time-value="PT12H50M00S" calcext:value-type="time">
            <text:p>12:50:00</text:p>
          </table:table-cell>
          <table:table-cell table:number-columns-repeated="5"/>
          <table:table-cell table:style-name="ce7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3H00M00S" calcext:value-type="time">
            <text:p>13:00:00</text:p>
          </table:table-cell>
          <table:table-cell table:number-columns-repeated="5"/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3H10M00S" calcext:value-type="time">
            <text:p>13:10: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3H20M00S" calcext:value-type="time">
            <text:p>13:20:00</text:p>
          </table:table-cell>
          <table:table-cell table:number-columns-repeated="5"/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/3</text:p>
          </table:table-cell>
          <table:table-cell table:number-columns-repeated="6"/>
        </table:table-row>
        <table:table-row table:style-name="ro1">
          <table:table-cell table:style-name="ce1" office:value-type="time" office:time-value="PT13H30M00S" calcext:value-type="time">
            <text:p>13:30:0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3H40M00S" calcext:value-type="time">
            <text:p>13:40:00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3H50M00S" calcext:value-type="time">
            <text:p>13:50:00</text:p>
          </table:table-cell>
          <table:table-cell table:number-columns-repeated="5"/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4H00M00S" calcext:value-type="time">
            <text:p>14:00:00</text:p>
          </table:table-cell>
          <table:table-cell table:number-columns-repeated="5"/>
          <table:table-cell table:style-name="ce7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4H10M00S" calcext:value-type="time">
            <text:p>14:10:00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4H20M00S" calcext:value-type="time">
            <text:p>14:20:00</text:p>
          </table:table-cell>
          <table:table-cell table:number-columns-repeated="5"/>
          <table:table-cell table:style-name="ce7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4H30M00S" calcext:value-type="time">
            <text:p>14:30:00</text:p>
          </table:table-cell>
          <table:table-cell table:number-columns-repeated="5"/>
          <table:table-cell table:style-name="ce7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4H40M00S" calcext:value-type="time">
            <text:p>14:40:00</text:p>
          </table:table-cell>
          <table:table-cell table:number-columns-repeated="5"/>
          <table:table-cell table:style-name="ce7" office:value-type="string" calcext:value-type="string">
            <text:p>2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4H50M00S" calcext:value-type="time">
            <text:p>14:50:0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5H00M00S" calcext:value-type="time">
            <text:p>15:00:00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5H10M00S" calcext:value-type="time">
            <text:p>15:10:00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5H20M00S" calcext:value-type="time">
            <text:p>15:20:00</text:p>
          </table:table-cell>
          <table:table-cell table:number-columns-repeated="5"/>
          <table:table-cell table:style-name="ce7" office:value-type="string" calcext:value-type="string">
            <text:p>2</text:p>
          </table:table-cell>
          <table:table-cell office:value-type="string" calcext:value-type="string">
            <text:p>2</text:p>
          </table:table-cell>
          <table:table-cell table:style-name="ce8"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5H30M00S" calcext:value-type="time">
            <text:p>15:30:00</text:p>
          </table:table-cell>
          <table:table-cell table:number-columns-repeated="5"/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/5</text:p>
          </table:table-cell>
          <table:table-cell table:number-columns-repeated="6"/>
        </table:table-row>
        <table:table-row table:style-name="ro1">
          <table:table-cell table:style-name="ce1" office:value-type="time" office:time-value="PT15H40M00S" calcext:value-type="time">
            <text:p>15:40:00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1">
          <table:table-cell table:style-name="ce1" office:value-type="time" office:time-value="PT15H50M00S" calcext:value-type="time">
            <text:p>15:50:00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6H00M00S" calcext:value-type="time">
            <text:p>16:00:00</text:p>
          </table:table-cell>
          <table:table-cell table:number-columns-repeated="5"/>
          <table:table-cell table:style-name="ce7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1">
          <table:table-cell table:style-name="ce1" office:value-type="time" office:time-value="PT16H10M00S" calcext:value-type="time">
            <text:p>16:1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16H20M00S" calcext:value-type="time">
            <text:p>16:2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16H30M00S" calcext:value-type="time">
            <text:p>16:3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16H40M00S" calcext:value-type="time">
            <text:p>16:4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16H50M00S" calcext:value-type="time">
            <text:p>16:5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17H00M00S" calcext:value-type="time">
            <text:p>17:0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17H10M00S" calcext:value-type="time">
            <text:p>17:1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17H20M00S" calcext:value-type="time">
            <text:p>17:2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17H30M00S" calcext:value-type="time">
            <text:p>17:3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17H40M00S" calcext:value-type="time">
            <text:p>17:4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17H50M00S" calcext:value-type="time">
            <text:p>17:5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18H00M00S" calcext:value-type="time">
            <text:p>18:0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18H10M00S" calcext:value-type="time">
            <text:p>18:1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18H20M00S" calcext:value-type="time">
            <text:p>18:2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18H30M00S" calcext:value-type="time">
            <text:p>18:3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18H40M00S" calcext:value-type="time">
            <text:p>18:4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18H50M00S" calcext:value-type="time">
            <text:p>18:5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19H00M00S" calcext:value-type="time">
            <text:p>19:0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19H10M00S" calcext:value-type="time">
            <text:p>19:1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19H20M00S" calcext:value-type="time">
            <text:p>19:2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19H30M00S" calcext:value-type="time">
            <text:p>19:3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19H40M00S" calcext:value-type="time">
            <text:p>19:4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19H50M00S" calcext:value-type="time">
            <text:p>19:5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0H00M00S" calcext:value-type="time">
            <text:p>20:0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0H10M00S" calcext:value-type="time">
            <text:p>20:1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0H20M00S" calcext:value-type="time">
            <text:p>20:2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0H30M00S" calcext:value-type="time">
            <text:p>20:3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0H40M00S" calcext:value-type="time">
            <text:p>20:4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0H50M00S" calcext:value-type="time">
            <text:p>20:5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1H00M00S" calcext:value-type="time">
            <text:p>21:0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1H10M00S" calcext:value-type="time">
            <text:p>21:1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1H20M00S" calcext:value-type="time">
            <text:p>21:2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1H30M00S" calcext:value-type="time">
            <text:p>21:3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1H40M00S" calcext:value-type="time">
            <text:p>21:4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1H50M00S" calcext:value-type="time">
            <text:p>21:5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2H00M00S" calcext:value-type="time">
            <text:p>22:0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2H10M00S" calcext:value-type="time">
            <text:p>22:1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2H20M00S" calcext:value-type="time">
            <text:p>22:2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2H30M00S" calcext:value-type="time">
            <text:p>22:3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2H40M00S" calcext:value-type="time">
            <text:p>22:4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2H50M00S" calcext:value-type="time">
            <text:p>22:5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3H00M00S" calcext:value-type="time">
            <text:p>23:0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3H10M00S" calcext:value-type="time">
            <text:p>23:1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3H20M00S" calcext:value-type="time">
            <text:p>23:2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3H30M00S" calcext:value-type="time">
            <text:p>23:3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3H40M00S" calcext:value-type="time">
            <text:p>23:4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3H50M00S" calcext:value-type="time">
            <text:p>23:5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4H00M00S" calcext:value-type="time">
            <text:p>00:0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4H10M00S" calcext:value-type="time">
            <text:p>00:1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4H20M00S" calcext:value-type="time">
            <text:p>00:2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4H30M00S" calcext:value-type="time">
            <text:p>00:30:00</text:p>
          </table:table-cell>
          <table:table-cell table:number-columns-repeated="14"/>
        </table:table-row>
        <table:table-row table:style-name="ro1">
          <table:table-cell table:style-name="ce1" office:value-type="time" office:time-value="PT24H40M00S" calcext:value-type="time">
            <text:p>00:40:00</text:p>
          </table:table-cell>
          <table:table-cell table:number-columns-repeated="14"/>
        </table:table-row>
        <table:table-row table:style-name="ro1" table:number-rows-repeated="104848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z </meta:initial-creator>
    <meta:creation-date>2014-08-27T19:56:46.866369337</meta:creation-date>
    <dc:date>2014-08-27T22:21:55.170259791</dc:date>
    <dc:creator>fz </dc:creator>
    <meta:editing-duration>PT2H21M2S</meta:editing-duration>
    <meta:editing-cycles>159</meta:editing-cycles>
    <meta:generator>LibreOffice/4.1.2.3$Linux_X86_64 LibreOffice_project/410m0$Build-3</meta:generator>
    <meta:document-statistic meta:table-count="2" meta:cell-count="667" meta:object-count="0"/>
  </office:meta>
</office:document-meta>
</file>